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38%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T2_6" style:family="text">
      <style:text-properties fo:font-size="18pt" style:font-size-asian="18pt" style:font-size-complex="18pt"/>
    </style:style>
    <style:style style:name="T2_7" style:family="text">
      <style:text-properties fo:font-size="18pt" style:font-size-asian="18pt" style:font-size-complex="18pt"/>
    </style:style>
    <style:style style:name="T2_8" style:family="text">
      <style:text-properties fo:font-size="18pt" style:font-size-asian="18pt" style:font-size-complex="18pt"/>
    </style:style>
    <style:style style:name="T2_9" style:family="text">
      <style:text-properties fo:font-size="18pt" style:font-size-asian="18pt" style:font-size-complex="18pt"/>
    </style:style>
    <style:style style:name="T2_10" style:family="text">
      <style:text-properties fo:font-size="18pt" style:font-size-asian="18pt" style:font-size-complex="18pt"/>
    </style:style>
    <style:style style:name="T2_11" style:family="text">
      <style:text-properties fo:font-size="18pt" style:font-size-asian="18pt" style:font-size-complex="18pt"/>
    </style:style>
    <style:style style:name="T2_12" style:family="text">
      <style:text-properties fo:font-size="18pt" style:font-size-asian="18pt" style:font-size-complex="18pt"/>
    </style:style>
    <style:style style:name="T2_13" style:family="text">
      <style:text-properties fo:font-size="18pt" style:font-size-asian="18pt" style:font-size-complex="18pt"/>
    </style:style>
    <style:style style:name="P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Table1" style:family="table">
      <style:table-properties table:align="left" style:width="15.637cm" fo:margin-left="0cm"/>
    </style:style>
    <style:style style:name="Column1" style:family="table-column">
      <style:table-column-properties style:column-width="5.106cm"/>
    </style:style>
    <style:style style:name="Column2" style:family="table-column">
      <style:table-column-properties style:column-width="10.53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0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1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2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4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15" style:family="paragraph" style:parent-style-name="Standard">
      <style:paragraph-properties fo:text-align="left" fo:break-before="auto" fo:text-indent="0cm" fo:line-height="12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38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38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38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38%" style:writing-mode="lr-tb"/>
    </style:style>
    <style:style style:name="P25" style:family="paragraph" style:parent-style-name="Standard">
      <style:paragraph-properties fo:break-before="auto" fo:line-height="138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38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38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38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38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38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P34" style:family="paragraph" style:parent-style-name="Standard">
      <style:paragraph-properties fo:break-before="auto" fo:line-height="138%" style:writing-mode="lr-tb"/>
    </style:style>
    <style:style style:name="P35" style:family="paragraph" style:parent-style-name="Standard">
      <style:paragraph-properties fo:break-before="auto" fo:line-height="138%" style:writing-mode="lr-tb"/>
    </style:style>
    <style:style style:name="P36" style:family="paragraph" style:parent-style-name="Standard">
      <style:paragraph-properties fo:break-before="auto" fo:line-height="138%" style:writing-mode="lr-tb"/>
    </style:style>
    <style:style style:name="P37" style:family="paragraph" style:parent-style-name="Standard">
      <style:paragraph-properties fo:break-before="auto" fo:line-height="138%" style:writing-mode="lr-tb"/>
    </style:style>
    <style:style style:name="P38" style:family="paragraph" style:parent-style-name="Standard">
      <style:paragraph-properties fo:break-before="auto" fo:line-height="138%" style:writing-mode="lr-tb"/>
    </style:style>
    <style:style style:name="P39" style:family="paragraph" style:parent-style-name="Standard">
      <style:paragraph-properties fo:break-before="auto" fo:line-height="138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38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38%" style:writing-mode="lr-tb"/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38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38%" style:writing-mode="lr-tb"/>
    </style:style>
    <style:style style:name="P45" style:family="paragraph" style:parent-style-name="Standard">
      <style:paragraph-properties fo:break-before="auto" fo:line-height="138%" fo:margin-top="0cm" fo:margin-bottom="0cm" style:writing-mode="lr-tb"/>
    </style:style>
    <style:style style:name="T45_1" style:family="text">
      <style:text-properties style:text-underline-style="solid" style:text-underline-color="font-color"/>
    </style:style>
    <style:style style:name="T45_2" style:family="text">
      <style:text-properties style:text-underline-style="solid" style:text-underline-color="font-color"/>
    </style:style>
    <style:style style:name="T45_3" style:family="text">
      <style:text-properties style:text-underline-style="solid" style:text-underline-color="font-color"/>
    </style:style>
    <style:style style:name="T45_4" style:family="text"/>
    <style:style style:name="P46" style:family="paragraph" style:parent-style-name="Standard">
      <style:paragraph-properties fo:break-before="auto" fo:text-indent="1.27cm" fo:line-height="138%" fo:margin-left="2.54cm" style:writing-mode="lr-tb"/>
    </style:style>
    <style:style style:name="T46_1" style:family="text">
      <style:text-properties fo:font-style="italic" style:font-style-asian="italic" style:font-style-complex="italic"/>
    </style:style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T46_6" style:family="text">
      <style:text-properties fo:font-style="italic" style:font-style-asian="italic" style:font-style-complex="italic"/>
    </style:style>
    <style:style style:name="T46_7" style:family="text">
      <style:text-properties fo:font-style="italic" style:font-style-asian="italic" style:font-style-complex="italic"/>
    </style:style>
    <style:style style:name="T46_8" style:family="text">
      <style:text-properties fo:font-style="italic" style:font-style-asian="italic" style:font-style-complex="italic"/>
    </style:style>
    <style:style style:name="T46_9" style:family="text">
      <style:text-properties fo:font-style="italic" style:font-style-asian="italic" style:font-style-complex="italic"/>
    </style:style>
    <style:style style:name="T46_10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text-indent="1.27cm" fo:line-height="138%" fo:margin-left="2.54cm" style:writing-mode="lr-tb"/>
    </style:style>
    <style:style style:name="T47_1" style:family="text">
      <style:text-properties fo:font-style="italic" style:font-style-asian="italic" style:font-style-complex="italic"/>
    </style:style>
    <style:style style:name="T47_2" style:family="text">
      <style:text-properties fo:font-style="italic" style:font-style-asian="italic" style:font-style-complex="italic"/>
    </style:style>
    <style:style style:name="T47_3" style:family="text">
      <style:text-properties fo:font-style="italic" style:font-style-asian="italic" style:font-style-complex="italic"/>
    </style:style>
    <style:style style:name="T47_4" style:family="text">
      <style:text-properties fo:font-style="italic" style:font-style-asian="italic" style:font-style-complex="italic"/>
    </style:style>
    <style:style style:name="P48" style:family="paragraph" style:parent-style-name="Standard">
      <style:paragraph-properties fo:break-before="auto" fo:text-indent="1.27cm" fo:line-height="138%" fo:margin-left="2.54cm" style:writing-mode="lr-tb"/>
    </style:style>
    <style:style style:name="T48_1" style:family="text">
      <style:text-properties fo:font-style="italic" style:font-style-asian="italic" style:font-style-complex="italic"/>
    </style:style>
    <style:style style:name="T48_2" style:family="text">
      <style:text-properties fo:font-style="italic" style:font-style-asian="italic" style:font-style-complex="italic"/>
    </style:style>
    <style:style style:name="T48_3" style:family="text">
      <style:text-properties fo:font-style="italic" style:font-style-asian="italic" style:font-style-complex="italic"/>
    </style:style>
    <style:style style:name="T48_4" style:family="text">
      <style:text-properties fo:font-style="italic" style:font-style-asian="italic" style:font-style-complex="italic"/>
    </style:style>
    <style:style style:name="P49" style:family="paragraph" style:parent-style-name="Standard">
      <style:paragraph-properties fo:break-before="auto" fo:text-indent="1.27cm" fo:line-height="138%" fo:margin-left="2.54cm" style:writing-mode="lr-tb"/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line-height="138%" fo:margin-top="0cm" fo:margin-bottom="0cm" style:writing-mode="lr-tb"/>
    </style:style>
    <style:style style:name="T50_1" style:family="text">
      <style:text-properties fo:font-style="italic" style:font-style-asian="italic" style:font-style-complex="italic"/>
    </style:style>
    <style:style style:name="T50_2" style:family="text">
      <style:text-properties fo:font-style="italic" style:font-style-asian="italic" style:font-style-complex="italic"/>
    </style:style>
    <style:style style:name="T50_3" style:family="text">
      <style:text-properties fo:font-style="italic" style:font-style-asian="italic" style:font-style-complex="italic"/>
    </style:style>
    <style:style style:name="T50_4" style:family="text">
      <style:text-properties fo:font-style="italic" style:font-style-asian="italic" style:font-style-complex="italic"/>
    </style:style>
    <style:style style:name="T50_5" style:family="text">
      <style:text-properties fo:font-style="italic" style:font-style-asian="italic" style:font-style-complex="italic"/>
    </style:style>
    <style:style style:name="T50_6" style:family="text">
      <style:text-properties fo:font-style="italic" style:font-style-asian="italic" style:font-style-complex="italic"/>
    </style:style>
    <style:style style:name="T50_7" style:family="text">
      <style:text-properties fo:font-style="italic" style:font-style-asian="italic" style:font-style-complex="italic"/>
    </style:style>
    <style:style style:name="T50_8" style:family="text">
      <style:text-properties fo:font-style="italic" style:font-style-asian="italic" style:font-style-complex="italic"/>
    </style:style>
    <style:style style:name="T50_9" style:family="text">
      <style:text-properties fo:font-style="italic" style:font-style-asian="italic" style:font-style-complex="italic"/>
    </style:style>
    <style:style style:name="T50_10" style:family="text">
      <style:text-properties fo:font-style="italic" style:font-style-asian="italic" style:font-style-complex="italic"/>
    </style:style>
    <style:style style:name="T50_11" style:family="text">
      <style:text-properties fo:font-style="italic" style:font-style-asian="italic" style:font-style-complex="italic"/>
    </style:style>
    <style:style style:name="T50_12" style:family="text">
      <style:text-properties fo:font-style="italic" style:font-style-asian="italic" style:font-style-complex="italic"/>
    </style:style>
    <style:style style:name="T50_13" style:family="text">
      <style:text-properties fo:font-style="italic" style:font-style-asian="italic" style:font-style-complex="italic"/>
    </style:style>
    <style:style style:name="T50_14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fo:text-indent="0cm" fo:line-height="138%" fo:margin-left="0cm" style:writing-mode="lr-tb"/>
    </style:style>
    <style:style style:name="P52" style:family="paragraph" style:parent-style-name="Standard">
      <style:paragraph-properties fo:break-before="auto" fo:text-indent="1.27cm" fo:line-height="138%" fo:margin-left="2.54cm" style:writing-mode="lr-tb"/>
      <style:text-properties fo:font-style="italic" style:font-style-asian="italic" style:font-style-complex="italic"/>
    </style:style>
    <style:style style:name="P53" style:family="paragraph" style:parent-style-name="Standard">
      <style:paragraph-properties fo:break-before="auto" fo:line-height="138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P54" style:family="paragraph" style:parent-style-name="Standard">
      <style:paragraph-properties fo:break-before="auto" fo:line-height="138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P55" style:family="paragraph" style:parent-style-name="Standard">
      <style:paragraph-properties fo:break-before="auto" fo:line-height="138%" fo:margin-top="0cm" fo:margin-bottom="0cm" style:writing-mode="lr-tb"/>
    </style:style>
    <style:style style:name="T55_1" style:family="text"/>
    <style:style style:name="T55_2" style:family="text"/>
    <style:style style:name="P56" style:family="paragraph" style:parent-style-name="Standard">
      <style:paragraph-properties fo:break-before="auto" fo:text-indent="0cm" fo:line-height="138%" fo:margin-left="1.27cm" style:writing-mode="lr-tb"/>
    </style:style>
    <style:style style:name="T56_1" style:family="text"/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text-indent="0cm" fo:line-height="138%" fo:margin-left="1.27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text-indent="0cm" fo:line-height="138%" fo:margin-left="3.81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P59" style:family="paragraph" style:parent-style-name="Standard">
      <style:paragraph-properties fo:break-before="auto" fo:text-indent="0cm" fo:line-height="138%" fo:margin-left="3.81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text-indent="0cm" fo:line-height="138%" fo:margin-left="1.27cm" style:writing-mode="lr-tb"/>
    </style:style>
    <style:style style:name="T60_1" style:family="text"/>
    <style:style style:name="P61" style:family="paragraph" style:parent-style-name="Standard">
      <style:paragraph-properties fo:break-before="auto" fo:line-height="138%" fo:margin-top="0cm" fo:margin-bottom="0cm" style:writing-mode="lr-tb"/>
    </style:style>
    <style:style style:name="T61_1" style:family="text"/>
    <style:style style:name="T61_2" style:family="text"/>
    <style:style style:name="P62" style:family="paragraph" style:parent-style-name="Standard">
      <style:paragraph-properties fo:break-before="auto" fo:text-indent="0cm" fo:line-height="138%" fo:margin-left="2.54cm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text-indent="0cm" fo:line-height="138%" fo:margin-left="1.27cm" style:writing-mode="lr-tb"/>
    </style:style>
    <style:style style:name="T63_1" style:family="text"/>
    <style:style style:name="P64" style:family="paragraph" style:parent-style-name="Standard">
      <style:paragraph-properties fo:break-before="auto" fo:line-height="138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P65" style:family="paragraph" style:parent-style-name="Standard">
      <style:paragraph-properties fo:break-before="auto" fo:line-height="138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P66" style:family="paragraph" style:parent-style-name="Standard">
      <style:paragraph-properties fo:break-before="auto" fo:line-height="138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P67" style:family="paragraph" style:parent-style-name="Standard">
      <style:paragraph-properties fo:break-before="auto" fo:line-height="138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Standard">
      <style:paragraph-properties fo:break-before="auto" fo:line-height="138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38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38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38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38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Requirement</text:span><text:span text:style-name="T2_2"><text:s/></text:span><text:span text:style-name="T2_3">Spec</text:span><text:span text:style-name="T2_4"><text:s/></text:span><text:span text:style-name="T2_5">Document</text:span><text:span text:style-name="T2_6"><text:s/></text:span><text:span text:style-name="T2_7">For</text:span><text:span text:style-name="T2_8"><text:s/></text:span><text:span text:style-name="T2_9">Main</text:span><text:span text:style-name="T2_10"><text:s/></text:span><text:span text:style-name="T2_11">Camp</text:span><text:span text:style-name="T2_12"><text:s/></text:span><text:span text:style-name="T2_13">Poster</text:span></text:p>
      <text:p text:style-name="P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"><text:span text:style-name="T4_1">Requirement</text:span><text:span text:style-name="T4_2"><text:s/></text:span><text:span text:style-name="T4_3">spec</text:span><text:span text:style-name="T4_4"><text:s/></text:span><text:span text:style-name="T4_5">ID</text:span><text:span text:style-name="T4_6">:</text:span></text:p>
          </table:table-cell>
          <table:table-cell table:style-name="Cell2">
            <text:p text:style-name="P5"><text:span text:style-name="T5_1">FC</text:span><text:span text:style-name="T5_2">15</text:span><text:span text:style-name="T5_3">CP</text:span><text:span text:style-name="T5_4">001</text:span></text:p>
          </table:table-cell>
        </table:table-row>
        <table:table-row table:style-name="Row2">
          <table:table-cell table:style-name="Cell3">
            <text:p text:style-name="P6"><text:span text:style-name="T6_1">Requirement</text:span><text:span text:style-name="T6_2"><text:s/></text:span><text:span text:style-name="T6_3">spec</text:span><text:span text:style-name="T6_4"><text:s text:c="2"/></text:span><text:span text:style-name="T6_5">Name</text:span><text:span text:style-name="T6_6">:</text:span></text:p>
          </table:table-cell>
          <table:table-cell table:style-name="Cell4">
            <text:p text:style-name="P7"><text:span text:style-name="T7_1">FSMK</text:span><text:span text:style-name="T7_2"><text:s/></text:span><text:span text:style-name="T7_3">Summer</text:span><text:span text:style-name="T7_4"><text:s/></text:span><text:span text:style-name="T7_5">camp</text:span><text:span text:style-name="T7_6"><text:s/></text:span><text:span text:style-name="T7_7">Main</text:span><text:span text:style-name="T7_8"><text:s/></text:span><text:span text:style-name="T7_9">Poster</text:span><text:span text:style-name="T7_10"><text:s/></text:span><text:span text:style-name="T7_11">Information</text:span></text:p>
          </table:table-cell>
        </table:table-row>
        <table:table-row table:style-name="Row3">
          <table:table-cell table:style-name="Cell5">
            <text:p text:style-name="P8"><text:span text:style-name="T8_1">Created</text:span><text:span text:style-name="T8_2"><text:s/></text:span><text:span text:style-name="T8_3">By</text:span><text:span text:style-name="T8_4">:</text:span></text:p>
          </table:table-cell>
          <table:table-cell table:style-name="Cell6">
            <text:p text:style-name="P9"><text:span text:style-name="T9_1">Jeevan</text:span></text:p>
          </table:table-cell>
        </table:table-row>
        <table:table-row table:style-name="Row4">
          <table:table-cell table:style-name="Cell7">
            <text:p text:style-name="P10"><text:span text:style-name="T10_1">Created</text:span><text:span text:style-name="T10_2"><text:s/></text:span><text:span text:style-name="T10_3">Date</text:span><text:span text:style-name="T10_4">:</text:span></text:p>
          </table:table-cell>
          <table:table-cell table:style-name="Cell8">
            <text:p text:style-name="P11"><text:span text:style-name="T11_1">31-05-2015</text:span></text:p>
          </table:table-cell>
        </table:table-row>
        <table:table-row table:style-name="Row5">
          <table:table-cell table:style-name="Cell9">
            <text:p text:style-name="P12"><text:span text:style-name="T12_1">Last</text:span><text:span text:style-name="T12_2"><text:s/></text:span><text:span text:style-name="T12_3">Updated</text:span><text:span text:style-name="T12_4"><text:s/></text:span><text:span text:style-name="T12_5">By</text:span><text:span text:style-name="T12_6">:</text:span></text:p>
          </table:table-cell>
          <table:table-cell table:style-name="Cell10">
            <text:p text:style-name="P13"><text:span text:style-name="T13_1">Rakesh</text:span></text:p>
          </table:table-cell>
        </table:table-row>
        <table:table-row table:style-name="Row6">
          <table:table-cell table:style-name="Cell11">
            <text:p text:style-name="P14"><text:span text:style-name="T14_1">Date</text:span><text:span text:style-name="T14_2"><text:s/></text:span><text:span text:style-name="T14_3">Last</text:span><text:span text:style-name="T14_4"><text:s/></text:span><text:span text:style-name="T14_5">Updated</text:span><text:span text:style-name="T14_6">:</text:span></text:p>
          </table:table-cell>
          <table:table-cell table:style-name="Cell12">
            <text:p text:style-name="P15"><text:span text:style-name="T15_1">31-05-2015</text:span></text:p>
          </table:table-cell>
        </table:table-row>
      </table:table>
      <text:p text:style-name="P16"/>
      <text:p text:style-name="P17"/>
      <text:p text:style-name="P18"/>
      <text:p text:style-name="P19"><text:span text:style-name="T19_1">1.<text:s/></text:span><text:span text:style-name="T19_2">Requirement</text:span><text:span text:style-name="T19_3"><text:s/></text:span><text:span text:style-name="T19_4">Spec</text:span><text:span text:style-name="T19_5"><text:s/></text:span><text:span text:style-name="T19_6">Definition</text:span></text:p>
      <text:p text:style-name="P20"/>
      <text:p text:style-name="P21"><text:span text:style-name="T21_1">1.1.<text:s/></text:span><text:span text:style-name="T21_2">Primary</text:span><text:span text:style-name="T21_3"><text:s/></text:span><text:span text:style-name="T21_4">Beneficiary</text:span></text:p>
      <text:p text:style-name="P22"/>
      <text:list text:style-name="LS1" xml:id="list0">
        <text:list-item>
          <text:p text:style-name="P23"><text:span text:style-name="T23_1">FSMK</text:span><text:span text:style-name="T23_2"><text:s/></text:span><text:span text:style-name="T23_3">Organization</text:span><text:span text:style-name="T23_4">.</text:span></text:p>
        </text:list-item>
      </text:list>
      <text:p text:style-name="P24"/>
      <text:p text:style-name="P25"><text:span text:style-name="T25_1">1.1.1.<text:s/></text:span><text:span text:style-name="T25_2">Secondary</text:span><text:span text:style-name="T25_3"><text:s/></text:span><text:span text:style-name="T25_4">beneficiary</text:span></text:p>
      <text:p text:style-name="P26"><text:span text:style-name="T26_1">REVA</text:span><text:span text:style-name="T26_2"><text:s/></text:span><text:span text:style-name="T26_3">university</text:span><text:span text:style-name="T26_4">.</text:span></text:p>
      <text:p text:style-name="P27"><text:span text:style-name="T27_1"><text:s/></text:span></text:p>
      <text:p text:style-name="P28"><text:span text:style-name="T28_1">1.2.<text:s/></text:span><text:span text:style-name="T28_2">Description</text:span></text:p>
      <text:p text:style-name="P29"/>
      <text:p text:style-name="P30"><text:span text:style-name="T30_1">Design</text:span><text:span text:style-name="T30_2"><text:s/></text:span><text:span text:style-name="T30_3">Main</text:span><text:span text:style-name="T30_4"><text:s/></text:span><text:span text:style-name="T30_5">Camp</text:span><text:span text:style-name="T30_6"><text:s/></text:span><text:span text:style-name="T30_7">Poster</text:span><text:span text:style-name="T30_8"><text:s/></text:span><text:span text:style-name="T30_9">of</text:span><text:span text:style-name="T30_10"><text:s/></text:span><text:span text:style-name="T30_11">FSMK</text:span><text:span text:style-name="T30_12"><text:s/></text:span><text:span text:style-name="T30_13">Camp</text:span><text:span text:style-name="T30_14"><text:s/>15<text:s/></text:span><text:span text:style-name="T30_15">Based</text:span><text:span text:style-name="T30_16"><text:s/></text:span><text:span text:style-name="T30_17">on</text:span><text:span text:style-name="T30_18"><text:s/></text:span><text:span text:style-name="T30_19">Standards</text:span><text:span text:style-name="T30_20"><text:s/></text:span><text:span text:style-name="T30_21">defined</text:span><text:span text:style-name="T30_22"><text:s/></text:span><text:span text:style-name="T30_23">from</text:span><text:span text:style-name="T30_24"><text:s/></text:span><text:span text:style-name="T30_25">FSMK</text:span><text:span text:style-name="T30_26"><text:s/></text:span><text:span text:style-name="T30_27">Creative</text:span><text:span text:style-name="T30_28"><text:s/></text:span><text:span text:style-name="T30_29">team</text:span><text:span text:style-name="T30_30">.</text:span></text:p>
      <text:p text:style-name="P31"/>
      <text:p text:style-name="P32"><text:span text:style-name="T32_1">1.3.<text:s/></text:span><text:span text:style-name="T32_2">Preconditions</text:span></text:p>
      <text:p text:style-name="P33"><text:span text:style-name="T33_1">Poster</text:span><text:span text:style-name="T33_2"><text:s/></text:span><text:span text:style-name="T33_3">should</text:span><text:span text:style-name="T33_4"><text:s/></text:span><text:span text:style-name="T33_5">be</text:span><text:span text:style-name="T33_6"><text:s/></text:span><text:span text:style-name="T33_7">print</text:span><text:span text:style-name="T33_8">-</text:span><text:span text:style-name="T33_9">friendly</text:span><text:span text:style-name="T33_10"><text:s/></text:span><text:span text:style-name="T33_11">and</text:span><text:span text:style-name="T33_12"><text:s/></text:span><text:span text:style-name="T33_13">also</text:span><text:span text:style-name="T33_14"><text:s/></text:span><text:span text:style-name="T33_15">optimized</text:span><text:span text:style-name="T33_16"><text:s/></text:span><text:span text:style-name="T33_17">to</text:span><text:span text:style-name="T33_18"><text:s/></text:span><text:span text:style-name="T33_19">be</text:span><text:span text:style-name="T33_20"><text:s/></text:span><text:span text:style-name="T33_21">shared</text:span><text:span text:style-name="T33_22"><text:s/></text:span><text:span text:style-name="T33_23">across</text:span><text:span text:style-name="T33_24"><text:s/></text:span><text:span text:style-name="T33_25">all</text:span><text:span text:style-name="T33_26"><text:s/></text:span><text:span text:style-name="T33_27">devices</text:span><text:span text:style-name="T33_28"><text:s/></text:span><text:span text:style-name="T33_29">and</text:span><text:span text:style-name="T33_30"><text:s/></text:span><text:span text:style-name="T33_31">social</text:span><text:span text:style-name="T33_32"><text:s/></text:span><text:span text:style-name="T33_33">media</text:span><text:span text:style-name="T33_34">.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1_1">1.4.<text:s/></text:span><text:span text:style-name="T41_2">Basic</text:span><text:span text:style-name="T41_3"><text:s/></text:span><text:span text:style-name="T41_4">Flow</text:span></text:p>
      <text:p text:style-name="P42"/>
      <text:p text:style-name="P43"><text:span text:style-name="T43_1">Poster</text:span><text:span text:style-name="T43_2"><text:s/></text:span><text:span text:style-name="T43_3">should</text:span><text:span text:style-name="T43_4"><text:s/></text:span><text:span text:style-name="T43_5">mention</text:span><text:span text:style-name="T43_6"><text:s/></text:span><text:span text:style-name="T43_7">All</text:span><text:span text:style-name="T43_8"><text:s/></text:span><text:span text:style-name="T43_9">the</text:span><text:span text:style-name="T43_10"><text:s/>3<text:s/></text:span><text:span text:style-name="T43_11">tracks</text:span><text:span text:style-name="T43_12"><text:s/></text:span><text:span text:style-name="T43_13">and</text:span><text:span text:style-name="T43_14"><text:s/></text:span><text:span text:style-name="T43_15">the</text:span><text:span text:style-name="T43_16"><text:s/></text:span><text:span text:style-name="T43_17">fee</text:span><text:span text:style-name="T43_18"><text:s/></text:span><text:span text:style-name="T43_19">for</text:span><text:span text:style-name="T43_20"><text:s/></text:span><text:span text:style-name="T43_21">each</text:span><text:span text:style-name="T43_22"><text:s/></text:span><text:span text:style-name="T43_23">of</text:span><text:span text:style-name="T43_24"><text:s/></text:span><text:span text:style-name="T43_25">them</text:span><text:span text:style-name="T43_26">.(4</text:span><text:span text:style-name="T43_27">K</text:span><text:span text:style-name="T43_28"><text:s/></text:span><text:span text:style-name="T43_29">for</text:span><text:span text:style-name="T43_30"><text:s/></text:span><text:span text:style-name="T43_31">Software</text:span><text:span text:style-name="T43_32"><text:s/></text:span><text:span text:style-name="T43_33">streams</text:span><text:span text:style-name="T43_34"><text:s/></text:span><text:span text:style-name="T43_35">and</text:span><text:span text:style-name="T43_36"><text:s/>6.5<text:s/></text:span><text:span text:style-name="T43_37">k</text:span><text:span text:style-name="T43_38"><text:s/></text:span><text:span text:style-name="T43_39">for</text:span><text:span text:style-name="T43_40"><text:s/></text:span><text:span text:style-name="T43_41">Hardware</text:span><text:span text:style-name="T43_42"><text:s/></text:span><text:span text:style-name="T43_43">stream</text:span><text:span text:style-name="T43_44">.</text:span></text:p>
      <text:p text:style-name="P44"/>
      <text:list text:style-name="LS2" xml:id="list1">
        <text:list-item>
          <text:p text:style-name="P45"><text:span text:style-name="T45_1">Track</text:span><text:span text:style-name="T45_2"><text:s/></text:span><text:span text:style-name="T45_3">Names</text:span><text:span text:style-name="T45_4">:</text:span></text:p>
        </text:list-item>
      </text:list>
      <text:p text:style-name="P46"><text:span text:style-name="T46_1">*</text:span><text:span text:style-name="T46_2">Mobile</text:span><text:span text:style-name="T46_3"><text:s/></text:span><text:span text:style-name="T46_4">App</text:span><text:span text:style-name="T46_5"><text:s/></text:span><text:span text:style-name="T46_6">Development</text:span><text:span text:style-name="T46_7"><text:s/></text:span><text:span text:style-name="T46_8">using</text:span><text:span text:style-name="T46_9"><text:s/></text:span><text:span text:style-name="T46_10">Android</text:span></text:p>
      <text:p text:style-name="P47"><text:span text:style-name="T47_1">*</text:span><text:span text:style-name="T47_2">Freedom</text:span><text:span text:style-name="T47_3"><text:s/></text:span><text:span text:style-name="T47_4">Hardware</text:span></text:p>
      <text:p text:style-name="P48"><text:span text:style-name="T48_1">*</text:span><text:span text:style-name="T48_2">System</text:span><text:span text:style-name="T48_3"><text:s/></text:span><text:span text:style-name="T48_4">Administration</text:span></text:p>
      <text:p text:style-name="P49"/>
      <text:list text:style-name="LS3" xml:id="list2">
        <text:list-item>
          <text:p text:style-name="P50"><text:span text:style-name="T50_1">Personality</text:span><text:span text:style-name="T50_2"><text:s/></text:span><text:span text:style-name="T50_3">Development</text:span><text:span text:style-name="T50_4"><text:s/></text:span><text:span text:style-name="T50_5">programs</text:span><text:span text:style-name="T50_6"><text:s/>(</text:span><text:span text:style-name="T50_7">Leadership</text:span><text:span text:style-name="T50_8"><text:s/></text:span><text:span text:style-name="T50_9">Workshop</text:span><text:span text:style-name="T50_10">,<text:s/></text:span><text:span text:style-name="T50_11">fun</text:span><text:span text:style-name="T50_12"><text:s/></text:span><text:span text:style-name="T50_13">activities</text:span><text:span text:style-name="T50_14">)</text:span></text:p>
        </text:list-item>
      </text:list>
      <text:p text:style-name="P51"/>
      <text:p text:style-name="P52"/>
      <text:list text:style-name="LS4" xml:id="list3">
        <text:list-item>
          <text:p text:style-name="P53"><text:span text:style-name="T53_1">Early</text:span><text:span text:style-name="T53_2"><text:s/></text:span><text:span text:style-name="T53_3">Bird</text:span><text:span text:style-name="T53_4"><text:s/></text:span><text:span text:style-name="T53_5">Discounts</text:span><text:span text:style-name="T53_6">(20%<text:s/></text:span><text:span text:style-name="T53_7">of</text:span><text:span text:style-name="T53_8"><text:s/>30<text:s/></text:span><text:span text:style-name="T53_9">participants</text:span><text:span text:style-name="T53_10">)<text:s text:c="2"/></text:span><text:span text:style-name="T53_11">available</text:span><text:span text:style-name="T53_12"><text:s/></text:span><text:span text:style-name="T53_13">only</text:span><text:span text:style-name="T53_14"><text:s/></text:span><text:span text:style-name="T53_15">for</text:span><text:span text:style-name="T53_16"><text:s/></text:span><text:span text:style-name="T53_17">freedom</text:span><text:span text:style-name="T53_18"><text:s/></text:span><text:span text:style-name="T53_19">hardware</text:span><text:span text:style-name="T53_20"><text:s/></text:span><text:span text:style-name="T53_21">stream</text:span><text:span text:style-name="T53_22">.<text:s/></text:span><text:span text:style-name="T53_23">Fee</text:span><text:span text:style-name="T53_24"><text:s/>:<text:s/>6</text:span><text:span text:style-name="T53_25">k</text:span><text:span text:style-name="T53_26">.</text:span></text:p>
        </text:list-item>
      </text:list>
      <text:list text:style-name="LS5" xml:id="list4">
        <text:list-item>
          <text:p text:style-name="P54"><text:span text:style-name="T54_1">Should</text:span><text:span text:style-name="T54_2"><text:s/></text:span><text:span text:style-name="T54_3">mention</text:span><text:span text:style-name="T54_4"><text:s/></text:span><text:span text:style-name="T54_5">the</text:span><text:span text:style-name="T54_6"><text:s/></text:span><text:span text:style-name="T54_7">venue</text:span><text:span text:style-name="T54_8"><text:s/></text:span><text:span text:style-name="T54_9">with</text:span><text:span text:style-name="T54_10"><text:s/></text:span><text:span text:style-name="T54_11">address</text:span><text:span text:style-name="T54_12"><text:s/></text:span><text:span text:style-name="T54_13">and</text:span><text:span text:style-name="T54_14"><text:s/></text:span><text:span text:style-name="T54_15">dates</text:span><text:span text:style-name="T54_16">.</text:span></text:p>
          <text:list>
            <text:list-item>
              <text:p text:style-name="P55"><text:span text:style-name="T55_1">Venue</text:span><text:span text:style-name="T55_2">:</text:span></text:p>
            </text:list-item>
          </text:list>
        </text:list-item>
      </text:list>
      <text:p text:style-name="P56"><text:span text:style-name="T56_1"><text:tab/><text:tab/></text:span><text:span text:style-name="T56_2">Reva</text:span><text:span text:style-name="T56_3"><text:s/></text:span><text:span text:style-name="T56_4">University</text:span></text:p>
      <text:p text:style-name="P57"><text:span text:style-name="T57_1"><text:tab/><text:tab/></text:span><text:span text:style-name="T57_2">Rukmini</text:span><text:span text:style-name="T57_3"><text:s/></text:span><text:span text:style-name="T57_4">Knowledge</text:span><text:span text:style-name="T57_5"><text:s/></text:span><text:span text:style-name="T57_6">Park</text:span><text:span text:style-name="T57_7">,<text:s/></text:span></text:p>
      <text:p text:style-name="P58"><text:span text:style-name="T58_1">Kattigenahalli</text:span><text:span text:style-name="T58_2">,</text:span><text:span text:style-name="T58_3">Yelahanka</text:span><text:span text:style-name="T58_4">,</text:span></text:p>
      <text:p text:style-name="P59"><text:span text:style-name="T59_1">Bengaluru</text:span><text:span text:style-name="T59_2">,<text:s/></text:span><text:span text:style-name="T59_3">Karnataka</text:span><text:span text:style-name="T59_4"><text:s/>560064.</text:span></text:p>
      <text:p text:style-name="P60"><text:span text:style-name="T60_1"><text:s/></text:span></text:p>
      <text:list text:style-name="LS5" xml:id="list6">
        <text:list-item>
          <text:list>
            <text:list-item>
              <text:p text:style-name="P61"><text:span text:style-name="T61_1">Dates</text:span><text:span text:style-name="T61_2">:</text:span></text:p>
            </text:list-item>
          </text:list>
        </text:list-item>
      </text:list>
      <text:p text:style-name="P62"><text:span text:style-name="T62_1"><text:tab/>20-7-1015<text:s/></text:span><text:span text:style-name="T62_2">to</text:span><text:span text:style-name="T62_3"><text:s/>26-7-2015</text:span></text:p>
      <text:p text:style-name="P63"><text:span text:style-name="T63_1"><text:tab/><text:tab/></text:span></text:p>
      <text:list text:style-name="LS5" xml:id="list7">
        <text:list-item>
          <text:p text:style-name="P64"><text:span text:style-name="T64_1">Mention</text:span><text:span text:style-name="T64_2"><text:s/></text:span><text:span text:style-name="T64_3">as</text:span><text:span text:style-name="T64_4"><text:s/></text:span><text:span text:style-name="T64_5">residential</text:span><text:span text:style-name="T64_6"><text:s/></text:span><text:span text:style-name="T64_7">camp</text:span><text:span text:style-name="T64_8">.</text:span></text:p>
        </text:list-item>
        <text:list-item>
          <text:p text:style-name="P65"><text:span text:style-name="T65_1">Mention</text:span><text:span text:style-name="T65_2"><text:s/></text:span><text:span text:style-name="T65_3">contact</text:span><text:span text:style-name="T65_4"><text:s/></text:span><text:span text:style-name="T65_5">details</text:span><text:span text:style-name="T65_6"><text:s/></text:span><text:span text:style-name="T65_7">of</text:span><text:span text:style-name="T65_8"><text:s/></text:span><text:span text:style-name="T65_9">Rakesh</text:span><text:span text:style-name="T65_10"><text:s/></text:span><text:span text:style-name="T65_11">and</text:span><text:span text:style-name="T65_12"><text:s/></text:span><text:span text:style-name="T65_13">Shijil</text:span><text:span text:style-name="T65_14">.</text:span></text:p>
        </text:list-item>
        <text:list-item>
          <text:p text:style-name="P66"><text:span text:style-name="T66_1">FSMK</text:span><text:span text:style-name="T66_2"><text:s/></text:span><text:span text:style-name="T66_3">Logo</text:span><text:span text:style-name="T66_4"><text:s/></text:span><text:span text:style-name="T66_5">should</text:span><text:span text:style-name="T66_6"><text:s/></text:span><text:span text:style-name="T66_7">be</text:span><text:span text:style-name="T66_8"><text:s/></text:span><text:span text:style-name="T66_9">included</text:span><text:span text:style-name="T66_10"><text:s/></text:span><text:span text:style-name="T66_11">representing</text:span><text:span text:style-name="T66_12"><text:s/></text:span><text:span text:style-name="T66_13">FSMK</text:span><text:span text:style-name="T66_14"><text:s/></text:span><text:span text:style-name="T66_15">Organization</text:span><text:span text:style-name="T66_16">.</text:span></text:p>
        </text:list-item>
        <text:list-item>
          <text:p text:style-name="P67"><text:span text:style-name="T67_1">Should</text:span><text:span text:style-name="T67_2"><text:s/></text:span><text:span text:style-name="T67_3">include</text:span><text:span text:style-name="T67_4"><text:s/></text:span><text:span text:style-name="T67_5">REVA</text:span><text:span text:style-name="T67_6"><text:s/></text:span><text:span text:style-name="T67_7">university</text:span><text:span text:style-name="T67_8"><text:s/></text:span><text:span text:style-name="T67_9">Logo</text:span><text:span text:style-name="T67_10">(</text:span><text:span text:style-name="T67_11">Host</text:span><text:span text:style-name="T67_12"><text:s/></text:span><text:span text:style-name="T67_13">college</text:span><text:span text:style-name="T67_14">).</text:span></text:p>
        </text:list-item>
        <text:list-item>
          <text:p text:style-name="P68"><text:span text:style-name="T68_1">Camp</text:span><text:span text:style-name="T68_2"><text:s/></text:span><text:span text:style-name="T68_3">Brand</text:span><text:span text:style-name="T68_4"><text:s/></text:span><text:span text:style-name="T68_5">name</text:span><text:span text:style-name="T68_6"><text:s/></text:span><text:span text:style-name="T68_7">should</text:span><text:span text:style-name="T68_8"><text:s/></text:span><text:span text:style-name="T68_9">be</text:span><text:span text:style-name="T68_10"><text:s/></text:span><text:span text:style-name="T68_11">included</text:span><text:span text:style-name="T68_12">.</text:span></text:p>
        </text:list-item>
        <text:list-item>
          <text:p text:style-name="P69"><text:span text:style-name="T69_1">Camp</text:span><text:span text:style-name="T69_2"><text:s/></text:span><text:span text:style-name="T69_3">site</text:span><text:span text:style-name="T69_4"><text:s/></text:span><text:span text:style-name="T69_5">link</text:span><text:span text:style-name="T69_6"><text:s/></text:span><text:span text:style-name="T69_7">should</text:span><text:span text:style-name="T69_8"><text:s/></text:span><text:span text:style-name="T69_9">be</text:span><text:span text:style-name="T69_10"><text:s/></text:span><text:span text:style-name="T69_11">included</text:span><text:span text:style-name="T69_12">.</text:span></text:p>
        </text:list-item>
        <text:list-item>
          <text:p text:style-name="P70"><text:span text:style-name="T70_1">Camp</text:span><text:span text:style-name="T70_2"><text:s/></text:span><text:span text:style-name="T70_3">Kit</text:span><text:span text:style-name="T70_4"><text:s/></text:span><text:span text:style-name="T70_5">details</text:span><text:span text:style-name="T70_6"><text:s/></text:span></text:p>
          <text:list>
            <text:list-item>
              <text:p text:style-name="P71"><text:span text:style-name="T71_1">GNU</text:span><text:span text:style-name="T71_2">/</text:span><text:span text:style-name="T71_3">Linux</text:span><text:span text:style-name="T71_4"><text:s/></text:span><text:span text:style-name="T71_5">Distro</text:span><text:span text:style-name="T71_6">,<text:s/></text:span><text:span text:style-name="T71_7">Camp</text:span><text:span text:style-name="T71_8"><text:s/></text:span><text:span text:style-name="T71_9">Tshirt</text:span><text:span text:style-name="T71_10">,<text:s text:c="2"/></text:span><text:span text:style-name="T71_11">Stickers</text:span><text:span text:style-name="T71_12"><text:s/></text:span><text:span text:style-name="T71_13">and</text:span><text:span text:style-name="T71_14"><text:s/></text:span><text:span text:style-name="T71_15">more</text:span><text:span text:style-name="T71_16"><text:s/>(</text:span><text:span text:style-name="T71_17">Common</text:span><text:span text:style-name="T71_18"><text:s/></text:span><text:span text:style-name="T71_19">for</text:span><text:span text:style-name="T71_20"><text:s/></text:span><text:span text:style-name="T71_21">all</text:span><text:span text:style-name="T71_22">)</text:span></text:p>
            </text:list-item>
            <text:list-item>
              <text:p text:style-name="P72"><text:span text:style-name="T72_1">Arduino</text:span><text:span text:style-name="T72_2"><text:s/></text:span><text:span text:style-name="T72_3">Uno</text:span><text:span text:style-name="T72_4"><text:s/></text:span><text:span text:style-name="T72_5">Board</text:span><text:span text:style-name="T72_6"><text:s/></text:span><text:span text:style-name="T72_7">and</text:span><text:span text:style-name="T72_8"><text:s/></text:span><text:span text:style-name="T72_9">other</text:span><text:span text:style-name="T72_10"><text:s/></text:span><text:span text:style-name="T72_11">equipments</text:span><text:span text:style-name="T72_12"><text:s/>(</text:span><text:span text:style-name="T72_13">Hardware</text:span><text:span text:style-name="T72_14">).</text:span></text:p>
            </text:list-item>
          </text:list>
        </text:list-item>
      </text:list>
      <text:p text:style-name="P73"/>
      <text:p text:style-name="P74"/>
      <text:p text:style-name="P75"/>
      <text:p text:style-name="P76"><text:span text:style-name="T76_1">1.5.<text:s/></text:span><text:span text:style-name="T76_2">Special</text:span><text:span text:style-name="T76_3"><text:s/></text:span><text:span text:style-name="T76_4">Requirements</text:span></text:p>
      <text:p text:style-name="P77"/>
      <text:list text:style-name="LS6" xml:id="list16">
        <text:list-item>
          <text:p text:style-name="P78"><text:span text:style-name="T78_1">Sponsor</text:span><text:span text:style-name="T78_2">'</text:span><text:span text:style-name="T78_3">s</text:span><text:span text:style-name="T78_4"><text:s/></text:span><text:span text:style-name="T78_5">Logo</text:span><text:span text:style-name="T78_6"><text:s/></text:span><text:span text:style-name="T78_7">will</text:span><text:span text:style-name="T78_8"><text:s/></text:span><text:span text:style-name="T78_9">be</text:span><text:span text:style-name="T78_10"><text:s/></text:span><text:span text:style-name="T78_11">included</text:span><text:span text:style-name="T78_12"><text:s/></text:span><text:span text:style-name="T78_13">when</text:span><text:span text:style-name="T78_14"><text:s/></text:span><text:span text:style-name="T78_15">it</text:span><text:span text:style-name="T78_16"><text:s/></text:span><text:span text:style-name="T78_17">gets</text:span><text:span text:style-name="T78_18"><text:s/></text:span><text:span text:style-name="T78_19">finalized</text:span><text:span text:style-name="T78_20">.</text:span></text:p>
        </text:list-item>
      </text:list>
      <text:p text:style-name="P79"/>
      <text:p text:style-name="P80"><text:span text:style-name="T80_1">1.6.<text:s/></text:span><text:span text:style-name="T80_2">Constraints</text:span></text:p>
      <text:p text:style-name="P81"/>
      <text:list text:style-name="LS7" xml:id="list17">
        <text:list-item>
          <text:p text:style-name="P82"><text:span text:style-name="T82_1">Camp</text:span><text:span text:style-name="T82_2"><text:s/></text:span><text:span text:style-name="T82_3">Main</text:span><text:span text:style-name="T82_4"><text:s/></text:span><text:span text:style-name="T82_5">poster</text:span><text:span text:style-name="T82_6"><text:s/></text:span><text:span text:style-name="T82_7">should</text:span><text:span text:style-name="T82_8"><text:s/></text:span><text:span text:style-name="T82_9">be</text:span><text:span text:style-name="T82_10"><text:s/></text:span><text:span text:style-name="T82_11">completed</text:span><text:span text:style-name="T82_12"><text:s/></text:span><text:span text:style-name="T82_13">on</text:span><text:span text:style-name="T82_14"><text:s/></text:span><text:span text:style-name="T82_15">or</text:span><text:span text:style-name="T82_16"><text:s/></text:span><text:span text:style-name="T82_17">Before</text:span><text:span text:style-name="T82_18"><text:s/></text:span><text:span text:style-name="T82_19">June</text:span><text:span text:style-name="T82_20"><text:s/>5</text:span><text:span text:style-name="T82_21">th</text:span><text:span text:style-name="T82_22"><text:s/>2015.</text:span></text:p>
        </text:list-item>
      </text:list>
      <text:p text:style-name="P83"/>
      <text:p text:style-name="P8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